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e3f2" officeooo:paragraph-rsid="001ce3f2"/>
    </style:style>
    <style:style style:name="P2" style:family="paragraph" style:parent-style-name="Standard">
      <style:paragraph-properties fo:text-align="justify" style:justify-single-word="false"/>
      <style:text-properties officeooo:rsid="00218cfe" officeooo:paragraph-rsid="00218cfe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ce3f2" officeooo:paragraph-rsid="001ce3f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ce3f2" officeooo:paragraph-rsid="001e4ed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e745e" officeooo:paragraph-rsid="001e745e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060a6" officeooo:paragraph-rsid="002060a6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07a57" officeooo:paragraph-rsid="00207a57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46d9b" officeooo:paragraph-rsid="00246d9b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29721f" officeooo:paragraph-rsid="0029721f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29721f" officeooo:paragraph-rsid="002ca211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9b3ff" officeooo:paragraph-rsid="0029b3ff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2e8745" officeooo:paragraph-rsid="002e8745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2f4320" officeooo:paragraph-rsid="002f4320"/>
    </style:style>
    <style:style style:name="T1" style:family="text">
      <style:text-properties officeooo:rsid="001e4e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ed7" style:font-weight-asian="bold" style:font-weight-complex="bold"/>
    </style:style>
    <style:style style:name="T4" style:family="text">
      <style:text-properties fo:font-weight="bold" officeooo:rsid="002ca211" style:font-weight-asian="bold" style:font-weight-complex="bold"/>
    </style:style>
    <style:style style:name="T5" style:family="text">
      <style:text-properties fo:font-weight="bold" officeooo:rsid="002cc810" style:font-weight-asian="bold" style:font-weight-complex="bold"/>
    </style:style>
    <style:style style:name="T6" style:family="text">
      <style:text-properties officeooo:rsid="002a491c"/>
    </style:style>
    <style:style style:name="T7" style:family="text">
      <style:text-properties officeooo:rsid="002ac44b"/>
    </style:style>
    <style:style style:name="T8" style:family="text">
      <style:text-properties officeooo:rsid="002cc8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 para configurar la interfaz con factura electrónica</text:p>
      <text:p text:style-name="P1">Actualmente el sistema genera los xmls y los envía a través de EnviarFactura2.exe. Este API envía los xmls, los retorna firmados y recibidos por Hacienda. <text:s/>También genera logs con los estados reportados por Hacienda y actualiza la tabla donde se guardan todos los registros de los xmls.</text:p>
      <text:p text:style-name="P1"/>
      <text:p text:style-name="P1">Se está construyendo un nuevo API con el nombre de Fe.exe que enviará datos en vez del xml a otro API que se encargará de la generación del xml. <text:s/>Este API también retornará los estados de los documentos enviados a Hacienda y los xmls firmados.</text:p>
      <text:p text:style-name="P1"/>
      <text:h text:style-name="Heading_20_1" text:outline-level="1">Funciones del nuevo API</text:h>
      <text:list xml:id="list1701269476" text:style-name="L1">
        <text:list-item>
          <text:p text:style-name="P3">Recibe 5 parámetros en este orden:</text:p>
          <text:list>
            <text:list-item>
              <text:p text:style-name="P3">Número de documento interno <text:span text:style-name="T1">(</text:span><text:span text:style-name="T3">facnume</text:span><text:span text:style-name="T1">) </text:span>en osais según la tabla faencabe.</text:p>
            </text:list-item>
            <text:list-item>
              <text:p text:style-name="P4">Identificador de tipo de documento <text:span text:style-name="T1">interno (</text:span><text:span text:style-name="T3">facnd</text:span><text:span text:style-name="T1">) </text:span>en osais según la tabla faencabe.</text:p>
            </text:list-item>
            <text:list-item>
              <text:p text:style-name="P5">Carpeta <text:span text:style-name="T2">HOME</text:span> de la compañía. <text:s/>Esta carpeta es la que está inmediatamente debajo de la carpeta donde está instalado Osais. <text:s/>Dentro de la carpeta HOME de la compañía se encuentran los archivos de configuración como <text:span text:style-name="T2">DirectoyStructure.js</text:span> que contiene toda la estructura de carpetas o el archivo <text:span text:style-name="T2">UserConfig.txt</text:span> que contiene los datos de conexión a la base de datos y los credenciales de Hacienda.</text:p>
            </text:list-item>
            <text:list-item>
              <text:p text:style-name="P6">Tipo de documento electrónico según Hacienda (<text:span text:style-name="T2">01</text:span>=Factura, <text:span text:style-name="T2">02</text:span>=Nota débito, <text:span text:style-name="T2">03</text:span>=Nota crédito, <text:span text:style-name="T2">04</text:span>=Tiquete, <text:span text:style-name="T2">08</text:span>=Factura de compra simplificada, <text:span text:style-name="T2">09</text:span>=Factura de exportación)</text:p>
            </text:list-item>
            <text:list-item>
              <text:p text:style-name="P7">Acción a realizar (<text:span text:style-name="T2">1</text:span>=Enviar archivo, <text:span text:style-name="T2">2</text:span>=Consultar estado, <text:span text:style-name="T2">3</text:span>=Recibir xml, <text:span text:style-name="T2">4</text:span>=Consultar estado proveedores)</text:p>
            </text:list-item>
          </text:list>
        </text:list-item>
        <text:list-item>
          <text:p text:style-name="P8">Buscar la información necesaria en la base de datos usando los dos primeros parámetros para enviar al API Jano para que éste último se haga cargo de generar el xml y retornarlo firmado. También devolverá la respuesta de Hacienda.</text:p>
        </text:list-item>
        <text:list-item>
          <text:p text:style-name="P8">Generar un log con todo lo que va sucediendo durante la ejecución. <text:s/>Si ocurren errores guardará en la bitácora de errores y si todo sale bien guardará en la bitácora de consulta los datos necesarios para que Osais los pueda usar (igual que el API anterior) en las respectivas carpetas.</text:p>
        </text:list-item>
        <text:list-item>
          <text:p text:style-name="P8">Agregar o actualizar el registro en la tabla de facturas electrónicas con el estado del envío.</text:p>
        </text:list-item>
        <text:list-item>
          <text:p text:style-name="P8">Actualizar la tabla faencabe si es necesario.</text:p>
        </text:list-item>
      </text:list>
      <text:p text:style-name="P2"/>
      <text:h text:style-name="Heading_20_1" text:outline-level="1">Modificaciones en Osais</text:h>
      <text:list xml:id="list3942470690" text:style-name="L2">
        <text:list-item>
          <text:p text:style-name="P9">Agregar un campo en la tabla config que identifique la modalidad de envío de facturas electrónicas. 1=Generar xmls, 2=Enviar datos . <text:span text:style-name="T4">LISTO</text:span></text:p>
        </text:list-item>
        <text:list-item>
          <text:p text:style-name="P10">Modificar la pantalla de configuración para que se incluya este campo en el mantenimiento (opcional, se puede hacer por base de datos). <text:s/><text:span text:style-name="T4">LISTO</text:span></text:p>
        </text:list-item>
        <text:list-item>
          <text:p text:style-name="P11">Modificar la pantalla de impresión de facturas (<text:span text:style-name="T2">ImpresionFactura.java</text:span>) para que si la modalidad de envío es 2 se desmarque y oculte la<text:span text:style-name="T8">s</text:span> opci<text:span text:style-name="T8">ones de </text:span><text:s/>Generar XML <text:span text:style-name="T8">y generar PDF. <text:s/></text:span><text:span text:style-name="T5">LISTO</text:span></text:p>
        </text:list-item>
        <text:list-item>
          <text:p text:style-name="P11"><text:soft-page-break/>Crear una clase que se encargue de generar el consecutivo y la clave de Hacienda y cualquier otro dato que sea necesario para que se pueda hacer el envío con la modalidad 2. <text:span text:style-name="T6">Para esto se debe tomar el código que ya existe en la modalidad 1 de manera que todo se haga de la misma forma ya que está funcionando perfectamente. <text:s/></text:span><text:span text:style-name="T7">Esta misma clase se encargará de ejecutar el API FE.exe. <text:s/>Esta clase deberá tener una interfaz de usuario para que el usuario decida qué tipo de documento es el que va a enviar. <text:s/>Este tipo de documento corresponde al parámetro #4 del API FE.exe. <text:s/></text:span><text:span text:style-name="T5">LISTO</text:span><text:span text:style-name="T8">.</text:span></text:p>
        </text:list-item>
        <text:list-item>
          <text:p text:style-name="P11">Modificar el método printDocument() de la pantalla <text:span text:style-name="T2">ImpresionFactura.java</text:span> para que ejecute <text:span text:style-name="T6">la nueva clase en vez de generar el XML. <text:s/>Esto se hará cuando la modalidad de envío es la #2.</text:span></text:p>
        </text:list-item>
        <text:list-item>
          <text:p text:style-name="P12">Modificar el menú para que muestre la nueva clase (pantalla) cuando la modalidad de envío sea 2.</text:p>
        </text:list-item>
        <text:list-item>
          <text:p text:style-name="P13">Revisar y ajustar la funcionalidad del timer que hace los envíos en forma automátic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sco Garita Azofeifa</meta:initial-creator>
    <meta:creation-date>2021-02-17T20:52:14.609000000</meta:creation-date>
    <dc:date>2021-02-27T08:23:52.276000000</dc:date>
    <dc:creator>Bosco Garita Azofeifa</dc:creator>
    <meta:editing-duration>PT6H28M23S</meta:editing-duration>
    <meta:editing-cycles>16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22" meta:word-count="604" meta:character-count="3569" meta:non-whitespace-character-count="2991"/>
  </office:meta>
</office:document-meta>
</file>